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paragraph-properties fo:break-before="page"/>
      <style:text-properties style:text-underline-style="solid" style:text-underline-width="auto" style:text-underline-color="font-color" fo:font-weight="bold" officeooo:rsid="0012ca3f" officeooo:paragraph-rsid="0012ca3f" style:font-weight-asian="bold" style:font-weight-complex="bold"/>
    </style:style>
    <style:style style:name="P3" style:family="paragraph" style:parent-style-name="Preformatted_20_Text">
      <style:text-properties officeooo:rsid="0012ca3f" officeooo:paragraph-rsid="0012ca3f"/>
    </style:style>
    <style:style style:name="P4" style:family="paragraph" style:parent-style-name="Preformatted_20_Text">
      <style:text-properties style:text-line-through-style="solid" style:text-line-through-type="single" officeooo:rsid="0012ca3f" officeooo:paragraph-rsid="0012ca3f"/>
    </style:style>
    <style:style style:name="P5" style:family="paragraph" style:parent-style-name="Preformatted_20_Text">
      <style:text-properties style:text-line-through-style="none" style:text-line-through-type="none" officeooo:rsid="0013759a" officeooo:paragraph-rsid="0012ca3f"/>
    </style:style>
    <style:style style:name="P6" style:family="paragraph" style:parent-style-name="Preformatted_20_Text">
      <style:text-properties style:text-line-through-style="none" style:text-line-through-type="none" officeooo:rsid="0013759a" officeooo:paragraph-rsid="0013759a"/>
    </style:style>
    <style:style style:name="P7" style:family="paragraph" style:parent-style-name="Preformatted_20_Text">
      <style:text-properties style:text-line-through-style="none" style:text-line-through-type="none" officeooo:rsid="0016ee6b" officeooo:paragraph-rsid="0016ee6b"/>
    </style:style>
    <style:style style:name="P8" style:family="paragraph" style:parent-style-name="Preformatted_20_Text">
      <style:text-properties style:text-line-through-style="none" style:text-line-through-type="none" officeooo:rsid="0018c606" officeooo:paragraph-rsid="0018c606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e2128"/>
    </style:style>
    <style:style style:name="T3" style:family="text">
      <style:text-properties officeooo:rsid="000e9ef5"/>
    </style:style>
    <style:style style:name="T4" style:family="text">
      <style:text-properties officeooo:rsid="00150da9"/>
    </style:style>
    <style:style style:name="T5" style:family="text">
      <style:text-properties officeooo:rsid="0016ee6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bbe33d" loext:char-shading-value="0" style:font-weight-asian="bold" style:font-weight-complex="bold"/>
    </style:style>
    <style:style style:name="T8" style:family="text">
      <style:text-properties fo:font-weight="bold" fo:background-color="#729fcf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fo:background-color="#ff4000" loext:char-shading-value="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fo:background-color="#ff4000" loext:char-shading-value="0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fo:background-color="#ff7b59" loext:char-shading-value="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fo:background-color="#bbe33d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#729fcf" loext:char-shading-value="0" style:font-weight-asian="bold" style:font-weight-complex="bold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#ffff00" loext:char-shading-value="0"/>
    </style:style>
    <style:style style:name="T19" style:family="text">
      <style:text-properties fo:background-color="#ff7b59" loext:char-shading-value="0"/>
    </style:style>
    <style:style style:name="T20" style:family="text">
      <style:text-properties fo:background-color="#ff7b59" loext:char-shading-value="0"/>
    </style:style>
    <style:style style:name="T21" style:family="text">
      <style:text-properties fo:background-color="#bbe33d" loext:char-shading-value="0"/>
    </style:style>
    <style:style style:name="T22" style:family="text">
      <style:text-properties fo:background-color="#bbe33d" loext:char-shading-value="0"/>
    </style:style>
    <style:style style:name="T23" style:family="text">
      <style:text-properties fo:background-color="#5983b0" loext:char-shading-value="0"/>
    </style:style>
    <style:style style:name="T24" style:family="text">
      <style:text-properties fo:background-color="#5983b0" loext:char-shading-value="0"/>
    </style:style>
    <style:style style:name="T25" style:family="text">
      <style:text-properties fo:background-color="#729fcf" loext:char-shading-value="0"/>
    </style:style>
    <style:style style:name="T26" style:family="text">
      <style:text-properties fo:background-color="#729fcf" loext:char-shading-value="0"/>
    </style:style>
    <style:style style:name="T27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layRound() {</text:p>
      <text:p text:style-name="Preformatted_20_Text">1. bring in computer choice</text:p>
      <text:p text:style-name="Preformatted_20_Text">2. bring in human choice</text:p>
      <text:p text:style-name="Preformatted_20_Text">3. sanitise human choice so that it can be read by input</text:p>
      <text:p text:style-name="Preformatted_20_Text">4. <text:span text:style-name="T1">convert human input to 1, 2 or 3 - OR COMPARE STRINGS?</text:span></text:p>
      <text:p text:style-name="Preformatted_20_Text"><text:tab/><text:span text:style-name="T2">Changed to simple if and else logic tests as below</text:span></text:p>
      <text:p text:style-name="Preformatted_20_Text">5. compare human choice to computer choice</text:p>
      <text:p text:style-name="Preformatted_20_Text">6. console.log winning or losing message </text:p>
      <text:p text:style-name="Preformatted_20_Text"><text:tab/>ensure ‘Paper beats rock!’ is dynamic, i.e. 7. computerChoice(1) beats <text:tab/>humanChoice(2)</text:p>
      <text:p text:style-name="Preformatted_20_Text">7. increment humanScore or computerScore based on who won</text:p>
      <text:p text:style-name="Preformatted_20_Text"><text:tab/>e.g. humanScore++</text:p>
      <text:p text:style-name="Preformatted_20_Text"/>
      <text:p text:style-name="Preformatted_20_Text"/>
      <text:p text:style-name="Preformatted_20_Text"/>
      <text:p text:style-name="P1">***Conversion from Math.random()</text:p>
      <text:p text:style-name="Preformatted_20_Text"/>
      <text:p text:style-name="Preformatted_20_Text">1 = rock</text:p>
      <text:p text:style-name="Preformatted_20_Text">2 = paper</text:p>
      <text:p text:style-name="Preformatted_20_Text">3 = scissors</text:p>
      <text:p text:style-name="Preformatted_20_Text"/>
      <text:p text:style-name="Preformatted_20_Text"/>
      <text:p text:style-name="Preformatted_20_Text"/>
      <text:p text:style-name="P1">***Convert both options to numbers for simple if(computerChoice &gt; humanChoice) statements?</text:p>
      <text:p text:style-name="Preformatted_20_Text"/>
      <text:p text:style-name="Preformatted_20_Text">paper beats rock<text:tab/><text:tab/><text:tab/>2 beats 1<text:tab/><text:tab/>2 &gt; 1<text:tab/><text:tab/>diff of 1</text:p>
      <text:p text:style-name="Preformatted_20_Text">paper loses to scissors<text:tab/><text:tab/>2 loses 3<text:tab/><text:tab/>3 &gt; 2<text:tab/><text:tab/>diff of 1</text:p>
      <text:p text:style-name="Preformatted_20_Text">rock beats scissors<text:tab/><text:tab/>1 beats 3<text:tab/><text:tab/><text:tab/><text:tab/>diff of 2</text:p>
      <text:p text:style-name="Preformatted_20_Text">rock loses to paper<text:tab/><text:tab/>1 loses 2<text:tab/><text:tab/>2 &gt; 1<text:tab/><text:tab/>diff of 1</text:p>
      <text:p text:style-name="Preformatted_20_Text">scissors beat paper<text:tab/><text:tab/>3 beats 2<text:tab/><text:tab/>3 &gt; 2<text:tab/><text:tab/>diff of 1</text:p>
      <text:p text:style-name="Preformatted_20_Text">scissors lose to rock<text:tab/><text:tab/>3 loses <text:span text:style-name="T3">1<text:tab/><text:tab/><text:tab/><text:tab/></text:span>diff of 2</text:p>
      <text:p text:style-name="Preformatted_20_Text"/>
      <text:p text:style-name="Preformatted_20_Text"/>
      <text:p text:style-name="Preformatted_20_Text"/>
      <text:p text:style-name="P1">***Order if if(rock &gt; paper) test were to be used</text:p>
      <text:p text:style-name="Preformatted_20_Text"/>
      <text:p text:style-name="Preformatted_20_Text">A B C D E F G H I J K L M N O P Q R S T U V W X Y Z</text:p>
      <text:p text:style-name="Preformatted_20_Text"><text:s text:c="30"/>1 <text:s text:c="2"/>2 3</text:p>
      <text:p text:style-name="Preformatted_20_Text"/>
      <text:p text:style-name="Preformatted_20_Text"/>
      <text:p text:style-name="Preformatted_20_Text"/>
      <text:p text:style-name="P1">***First thought on testing to confirm if test is rock and paper</text:p>
      <text:p text:style-name="Preformatted_20_Text"/>
      <text:p text:style-name="Preformatted_20_Text">if humanchoice == 1 || humanchoice == 3 &amp;&amp; computerchoice == 1 || computerchoice == 3</text:p>
      <text:p text:style-name="Preformatted_20_Text"/>
      <text:p text:style-name="Preformatted_20_Text"/>
      <text:p text:style-name="Preformatted_20_Text"/>
      <text:p text:style-name="Preformatted_20_Text">None of the above are required as for each human choice (rock, paper, scissors) there are only two moves that the computer can do - these can be accounted for fairly easily as simple if and else statements</text:p>
      <text:p text:style-name="P2">UI REDESIGN</text:p>
      <text:p text:style-name="P3"/>
      <text:p text:style-name="P4">Getting data passed from first click through to playGame function</text:p>
      <text:p text:style-name="P4"/>
      <text:p text:style-name="P4">Expand playGame to have two arguments – playGame(numOfRounds, humanFirstChoice)</text:p>
      <text:p text:style-name="P4"/>
      <text:p text:style-name="P4">playGame loop at start of function;</text:p>
      <text:p text:style-name="P4"/>
      <text:p text:style-name="P4">if (i === 0) {</text:p>
      <text:p text:style-name="P4"><text:tab/>humanSelection = humanFirstChoice</text:p>
      <text:p text:style-name="P4">} else if (i &gt; 0) {</text:p>
      <text:p text:style-name="P4"><text:tab/>for (let i = 1; i &gt; numOfRounds; i++) {</text:p>
      <text:p text:style-name="P4"><text:tab/>// rest of code here</text:p>
      <text:p text:style-name="P4">}</text:p>
      <text:p text:style-name="P5"/>
      <text:p text:style-name="P6">playGame starting loop</text:p>
      <text:p text:style-name="P6"/>
      <text:p text:style-name="P6">if (i === ‘undefined’) {</text:p>
      <text:p text:style-name="P6"><text:tab/>// run code</text:p>
      <text:p text:style-name="P6"><text:tab/><text:span text:style-name="T4">let i == 1;</text:span></text:p>
      <text:p text:style-name="P6">} else if (i &gt; 0) {</text:p>
      <text:p text:style-name="P6"><text:tab/>// run other code</text:p>
      <text:p text:style-name="P6">} // <text:span text:style-name="T5">who’s the winner code</text:span></text:p>
      <text:p text:style-name="P6"/>
      <text:p text:style-name="P7">***Who’s the winner code not executing correctly on account of being nested wrong? Needs to go within *// run other code loop? //*</text:p>
      <text:p text:style-name="P7"/>
      <text:p text:style-name="P7"/>
      <text:p text:style-name="P7"/>
      <text:p text:style-name="P7"/>
      <text:p text:style-name="P7"/>
      <text:p text:style-name="P8">Flexbox for displaying data – heirarchy</text:p>
      <text:p text:style-name="P8"/>
      <text:p text:style-name="P8">gameScoreBoard</text:p>
      <text:p text:style-name="P8"><text:tab/>playerScoreBoard</text:p>
      <text:p text:style-name="P8"><text:tab/><text:tab/><text:span text:style-name="T11">playerTextGroup</text:span><text:tab/><text:tab/><text:span text:style-name="T14">playerDisplayGroup</text:span></text:p>
      <text:p text:style-name="P8"><text:tab/><text:tab/><text:span text:style-name="T18">playerChoiceText</text:span><text:tab/><text:tab/><text:span text:style-name="T20">playerChoice</text:span></text:p>
      <text:p text:style-name="P8"><text:tab/><text:tab/><text:span text:style-name="T18">playerScoreText</text:span><text:tab/><text:tab/><text:span text:style-name="T20">playerScore</text:span></text:p>
      <text:p text:style-name="P8"><text:tab/>computerScoreBoard</text:p>
      <text:p text:style-name="P8"><text:tab/><text:tab/><text:span text:style-name="T15">computerTextGroup</text:span><text:span text:style-name="T27"><text:tab/><text:tab/></text:span><text:span text:style-name="T16">computerDisplayGroup</text:span></text:p>
      <text:p text:style-name="P8"><text:tab/><text:tab/><text:span text:style-name="T22">computerChoiceText</text:span><text:tab/><text:span text:style-name="T26">computerChoice</text:span></text:p>
      <text:p text:style-name="P8"><text:tab/><text:tab/><text:span text:style-name="T22">computerScoreText</text:span><text:tab/><text:tab/><text:span text:style-name="T26">computerScore</text:span></text:p>
      <text:p text:style-name="P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0T19:23:32.589560247</dc:date>
    <meta:editing-duration>PT8H9M1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411" meta:character-count="2278" meta:non-whitespace-character-count="1837"/>
  </office:meta>
</office:document-meta>
</file>